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2000000806286CD721C3A6255.png" manifest:media-type="image/png"/>
  <manifest:file-entry manifest:full-path="Pictures/10000000000002E40000007625702491D54D089A.jpg" manifest:media-type="image/jpeg"/>
  <manifest:file-entry manifest:full-path="Pictures/10000000000007A500000B8197879A37A128D4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37cm" fo:min-width="22.148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244cm" fo:min-width="22.148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76cm" fo:min-width="7.794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false" draw:auto-grow-width="false" fo:min-height="2.29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el1-notes">
      <style:graphic-properties draw:stroke="none" draw:fill="none" draw:fill-color="#ffffff" draw:textarea-horizontal-align="justify" draw:textarea-vertical-align="top" draw:auto-grow-height="false" draw:auto-grow-width="false" fo:min-height="11.78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title">
      <style:graphic-properties draw:auto-grow-height="true" fo:min-height="2.492cm"/>
    </style:style>
    <style:style style:name="pr4" style:family="presentation" style:parent-style-name="Standard-outline1">
      <style:graphic-properties fo:min-height="12.758cm"/>
    </style:style>
    <style:style style:name="pr5" style:family="presentation" style:parent-style-name="Standard-notes">
      <style:graphic-properties draw:fill-color="#ffffff" draw:auto-grow-height="true" fo:min-height="12.03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loext:graphic-properties draw:fill-color="#ffffff"/>
    </style:style>
    <style:style style:name="T1" style:family="text">
      <style:text-properties fo:color="#000000" fo:language="de" fo:country="DE" fo:font-weight="bold" style:language-asian="de" style:country-asian="DE" style:font-weight-asian="bold" style:language-complex="de" style:country-complex="DE" style:font-weight-complex="bold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2pt" fo:language="de" fo:country="DE" fo:font-weight="normal" style:font-size-asian="12pt" style:language-asian="de" style:country-asian="DE" style:font-weight-asian="normal" style:font-size-complex="12pt" style:language-complex="de" style:country-complex="DE" style:font-weight-complex="normal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Arial2" fo:font-size="20pt" fo:language="de" fo:country="DE" style:font-name-asian="Calibri" style:font-size-asian="20pt" style:language-asian="en" style:country-asian="US" style:font-name-complex="Times New Roman" style:font-size-complex="20pt" style:language-complex="ar" style:country-complex="SA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2cm"/>
        <style:text-properties fo:font-family="Wingdings" style:font-pitch="variable" style:font-charset="x-symbol" fo:color="#83b73d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83b73d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83b73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rundlagen der Elektrotechnik  für Maschinenbauer und Logistiker" draw:style-name="dp1" draw:master-page-name="Titel1" presentation:presentation-page-layout-name="AL1T0" presentation:use-date-time-name="dtd1" xml:id="id1" draw:id="id1">
        <draw:frame presentation:style-name="pr1" draw:text-style-name="P2" draw:layer="layout" svg:width="22.648cm" svg:height="2.549cm" svg:x="1.323cm" svg:y="12.897cm" presentation:class="title" presentation:user-transformed="true">
          <draw:text-box>
            <text:list text:style-name="L1">
              <text:list-header>
                <text:p text:style-name="P1"><text:span text:style-name="T1">Wordspotting (segmentierungsfrei) mit einem patchbasierten Ansatz</text:span></text:p>
              </text:list-header>
            </text:list>
          </draw:text-box>
        </draw:frame>
        <draw:custom-shape draw:name="Rectangle 4" draw:style-name="gr1" draw:text-style-name="P4" draw:layer="layout" svg:width="22.648cm" svg:height="0.997cm" svg:x="1.323cm" svg:y="15.562cm">
          <text:list text:style-name="L1">
            <text:list-header>
              <text:p text:style-name="P3"><text:span text:style-name="T2">Nam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4" draw:layer="layout" svg:width="22.648cm" svg:height="1.504cm" svg:x="1.323cm" svg:y="16.563cm">
          <text:list text:style-name="L1">
            <text:list-header>
              <text:p text:style-name="P3"><text:span text:style-name="T2">Fachprojekt Dokumentenanalyse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3" draw:text-style-name="P6" draw:layer="layout" svg:width="8.294cm" svg:height="1.336cm" svg:x="10.835cm" svg:y="25.391cm">
            <text:list text:style-name="L1">
              <text:list-header>
                <text:p text:style-name="P5"><text:span text:style-name="T3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37cm" svg:height="10.028cm" svg:x="2.88cm" svg:y="2.002cm" draw:page-number="1" presentation:class="page"/>
          <draw:frame presentation:style-name="pr2" draw:text-style-name="P2" draw:layer="layout" svg:width="15.306cm" svg:height="12.034cm" svg:x="1.914cm" svg:y="12.696cm">
            <draw:text-box>
              <text:list text:style-name="L1">
                <text:list-header>
                  <text:p text:style-name="P7"><text:span text:style-name="T4">Begrüßung</text:span></text:p>
                  <text:p text:style-name="P7"><text:span text:style-name="T4">Dank für Möglichkeit, den Lehrstuhl vorstellen zu können</text:span></text:p>
                </text:list-header>
              </text:list>
            </draw:text-box>
          </draw:frame>
        </presentation:notes>
      </draw:page>
      <draw:page draw:name="page2" draw:style-name="dp1" draw:master-page-name="Standard" presentation:presentation-page-layout-name="AL2T1" presentation:use-date-time-name="dtd1" xml:id="id2" draw:id="id2">
        <draw:frame presentation:style-name="pr3" draw:layer="layout" svg:width="22.704cm" svg:height="2.752cm" svg:x="1.296cm" svg:y="0.123cm" presentation:class="title">
          <draw:text-box>
            <text:p>Unser Vorgehen</text:p>
          </draw:text-box>
        </draw:frame>
        <draw:frame presentation:style-name="pr4" draw:layer="layout" svg:width="22.591cm" svg:height="13.008cm" svg:x="1.295cm" svg:y="3.925cm" presentation:class="outline" presentation:user-transformed="true">
          <draw:text-box>
            <text:list text:style-name="L2">
              <text:list-item>
                <text:p><text:span text:style-name="T5">SIFT Deskriptoren</text:span></text:p>
              </text:list-item>
              <text:list-item>
                <text:p><text:span text:style-name="T6">Patch Level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 presentation:use-date-time-name="dtd1">
          <draw:page-thumbnail draw:style-name="gr4" draw:layer="layout" svg:width="13.37cm" svg:height="10.028cm" svg:x="2.88cm" svg:y="2.002cm" draw:page-number="2" presentation:class="page"/>
          <draw:frame presentation:style-name="pr5" draw:text-style-name="P8" draw:layer="layout" svg:width="15.306cm" svg:height="12.034cm" svg:x="1.914cm" svg:y="12.6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gradient draw:name="Gradient_20_2" draw:display-name="Gradient 2" draw:style="linear" draw:start-color="#c8ff2d" draw:end-color="#007e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bold" style:font-name-asian="ヒラギノ角ゴ Pro W31" style:font-family-asian="'ヒラギノ角ゴ Pro W3'" style:font-pitch-asian="variable" style:font-size-asian="14pt" style:font-style-asian="normal" style:font-weight-asian="bold" style:font-name-complex="ヒラギノ角ゴ Pro W31" style:font-family-complex="'ヒラギノ角ゴ Pro W3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bold" style:font-name-asian="ヒラギノ角ゴ Pro W31" style:font-family-asian="'ヒラギノ角ゴ Pro W3'" style:font-pitch-asian="variable" style:font-size-asian="14pt" style:font-style-asian="normal" style:font-weight-asian="bold" style:font-name-complex="ヒラギノ角ゴ Pro W31" style:font-family-complex="'ヒラギノ角ゴ Pro W3'" style:font-pitch-complex="variable" style:font-size-complex="14pt" style:font-style-complex="normal" style:font-weight-complex="bold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3b73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83b73d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fo:background-color="transparent" style:font-name-asian="ヒラギノ角ゴ Pro W31" style:font-family-asian="'ヒラギノ角ゴ Pro W3'" style:font-pitch-asian="variable" style:font-size-asian="22pt" style:font-style-asian="normal" style:font-weight-asian="normal" style:font-name-complex="ヒラギノ角ゴ Pro W31" style:font-family-complex="'ヒラギノ角ゴ Pro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83b73d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83b73d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3b73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3b73d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3b73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3b73d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14pt" style:font-style-asian="normal" style:font-weight-asian="normal" style:font-name-complex="ヒラギノ角ゴ Pro W31" style:font-family-complex="'ヒラギノ角ゴ Pro W3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pitch-asian="variable" style:font-size-asian="22pt" style:font-style-asian="normal" style:font-weight-asian="normal" style:font-name-complex="ヒラギノ角ゴ Pro W31" style:font-family-complex="'ヒラギノ角ゴ Pro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6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min-height="0.944cm" fo:min-width="3.897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99cc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c8ff2d" draw:fill-gradient-name="Gradient_20_2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2cm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6.456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339cm, 0cm, 9.493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3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20%" fo:text-align="start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margin-top="0.22cm" fo:margin-bottom="0cm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gradient" draw:fill-color="#c8ff2d" draw:fill-gradient-name="Gradient_20_2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loext:graphic-properties draw:fill="none" draw:fill-color="#ffffff"/>
      <style:text-properties fo:font-size="14pt" fo:font-weight="normal" style:font-size-asian="14pt" style:font-size-complex="14pt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style:style style:name="MT3" style:family="text">
      <style:text-properties fo:font-size="12pt" fo:language="de" fo:country="DE" fo:font-weight="normal" style:font-size-asian="12pt" style:language-asian="de" style:country-asian="DE" style:font-weight-asian="normal" style:font-size-complex="12pt" style:language-complex="de" style:country-complex="DE" style:font-weight-complex="normal"/>
    </style:style>
    <style:style style:name="MT4" style:family="text">
      <style:text-properties fo:font-size="16pt" fo:language="nl" fo:country="NL" fo:font-weight="normal" style:font-size-asian="16pt" style:language-asian="nl" style:country-asian="NL" style:font-weight-asian="normal" style:font-size-complex="16pt" style:language-complex="nl" style:country-complex="N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64cm" svg:height="6.047cm" svg:x="1cm" svg:y="2.655cm"/>
      <draw:page-thumbnail draw:layer="backgroundobjects" svg:width="8.064cm" svg:height="6.047cm" svg:x="1cm" svg:y="10.341cm"/>
      <draw:page-thumbnail draw:layer="backgroundobjects" svg:width="8.064cm" svg:height="6.047cm" svg:x="1cm" svg:y="18.027cm"/>
      <draw:page-thumbnail draw:layer="backgroundobjects" svg:width="8.064cm" svg:height="6.047cm" svg:x="10.065cm" svg:y="2.655cm"/>
      <draw:page-thumbnail draw:layer="backgroundobjects" svg:width="8.064cm" svg:height="6.047cm" svg:x="10.065cm" svg:y="10.341cm"/>
      <draw:page-thumbnail draw:layer="backgroundobjects" svg:width="8.064cm" svg:height="6.047cm" svg:x="10.065cm" svg:y="18.027cm"/>
      <draw:frame draw:style-name="Mgr1" draw:text-style-name="MP2" draw:layer="backgroundobjects" svg:width="8.301cm" svg:height="1.3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01cm" svg:height="1.335cm" svg:x="10.82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01cm" svg:height="1.335cm" svg:x="0cm" svg:y="25.3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01cm" svg:height="1.335cm" svg:x="10.828cm" svg:y="25.394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04cm" svg:height="2.752cm" svg:x="1.296cm" svg:y="0.123cm" presentation:class="title" presentation:placeholder="true">
        <draw:text-box/>
      </draw:frame>
      <draw:frame presentation:style-name="Standard-outline1" draw:layer="backgroundobjects" svg:width="22.591cm" svg:height="13.008cm" svg:x="1.295cm" svg:y="3.925cm" presentation:class="outline" presentation:placeholder="true">
        <draw:text-box/>
      </draw:frame>
      <draw:custom-shape draw:name="Rectangle 21" draw:style-name="Mgr3" draw:text-style-name="MP5" draw:layer="backgroundobjects" svg:width="4.397cm" svg:height="1.204cm" svg:x="2.2cm" svg:y="17.401cm">
        <text:p/>
        <draw:enhanced-geometry svg:viewBox="0 0 21600 21600" draw:type="rectangle" draw:enhanced-path="M 0 0 L 21600 0 21600 21600 0 21600 0 0 Z N"/>
      </draw:custom-shape>
      <draw:custom-shape draw:name="Text Box 42" draw:style-name="Mgr4" draw:text-style-name="MP6" draw:layer="backgroundobjects" svg:width="10.601cm" svg:height="0.684cm" svg:x="7.448cm" svg:y="17.652cm">
        <text:p/>
        <draw:enhanced-geometry svg:viewBox="0 0 21600 21600" draw:type="mso-spt202" draw:enhanced-path="M 0 0 L 21600 0 21600 21600 0 21600 0 0 Z N"/>
      </draw:custom-shape>
      <draw:line draw:name="Line 47" draw:style-name="Mgr5" draw:text-style-name="MP7" draw:layer="backgroundobjects" svg:x1="1.398cm" svg:y1="17.149cm" svg:x2="23.989cm" svg:y2="17.149cm">
        <text:p/>
      </draw:line>
      <draw:custom-shape draw:name="Rectangle 49" draw:style-name="Mgr6" draw:text-style-name="MP8" draw:layer="backgroundobjects" svg:width="23.001cm" svg:height="0.194cm" svg:x="1.319cm" svg:y="2.831cm">
        <text:p/>
        <draw:enhanced-geometry svg:viewBox="0 0 21600 21600" draw:mirror-horizontal="true" draw:type="rectangle" draw:enhanced-path="M 0 0 L 21600 0 21600 21600 0 21600 0 0 Z N"/>
      </draw:custom-shape>
      <draw:frame draw:style-name="Mgr7" draw:text-style-name="MP9" draw:layer="backgroundobjects" svg:width="7.4cm" svg:height="1.326cm" svg:x="16.6cm" svg:y="17.474cm">
        <draw:image xlink:href="Pictures/10000000000002C2000000806286CD721C3A6255.png" xlink:type="simple" xlink:show="embed" xlink:actuate="onLoad">
          <text:p/>
        </draw:image>
      </draw:frame>
      <draw:frame draw:style-name="Mgr8" draw:text-style-name="MP10" draw:layer="backgroundobjects" svg:width="7.8cm" svg:height="0.843cm" svg:x="1.4cm" svg:y="17.6cm">
        <draw:text-box>
          <text:p><text:span text:style-name="MT2">Fachprojekt Dokumentenanalyse</text:span></text:p>
        </draw:text-box>
      </draw:frame>
      <presentation:notes style:page-layout-name="PM0">
        <draw:rect draw:style-name="Mgr9" draw:text-style-name="MP11" draw:layer="backgroundobjects" svg:width="19.13cm" svg:height="26.73cm" svg:x="0cm" svg:y="0cm">
          <text:p/>
        </draw:rect>
        <draw:frame presentation:style-name="Mpr1" draw:text-style-name="MP12" draw:layer="backgroundobjects" svg:width="8.295cm" svg:height="1.336cm" svg:x="-0.001cm" svg:y="0cm" presentation:class="header">
          <draw:text-box>
            <text:p/>
          </draw:text-box>
        </draw:frame>
        <draw:frame presentation:style-name="Mpr1" draw:text-style-name="MP13" draw:layer="backgroundobjects" svg:width="8.294cm" svg:height="1.336cm" svg:x="10.835cm" svg:y="0cm" presentation:class="date-time">
          <draw:text-box>
            <text:p/>
          </draw:text-box>
        </draw:frame>
        <draw:page-thumbnail presentation:style-name="Standard-title" draw:layer="backgroundobjects" svg:width="13.37cm" svg:height="10.028cm" svg:x="2.88cm" svg:y="2.002cm" presentation:class="page"/>
        <draw:frame presentation:style-name="Standard-notes" draw:layer="backgroundobjects" svg:width="15.306cm" svg:height="12.034cm" svg:x="1.914cm" svg:y="12.696cm" presentation:class="notes" presentation:placeholder="true">
          <draw:text-box/>
        </draw:frame>
        <draw:frame presentation:style-name="Mpr2" draw:text-style-name="MP12" draw:layer="backgroundobjects" svg:width="8.295cm" svg:height="1.336cm" svg:x="-0.001cm" svg:y="25.391cm" presentation:class="footer">
          <draw:text-box>
            <text:p/>
          </draw:text-box>
        </draw:frame>
        <draw:frame presentation:style-name="Mpr2" draw:text-style-name="MP13" draw:layer="backgroundobjects" svg:width="8.294cm" svg:height="1.336cm" svg:x="10.835cm" svg:y="25.391cm" presentation:class="page-number">
          <draw:text-box>
            <text:list text:style-name="ML2">
              <text:list-header>
                <text:p text:style-name="MP14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g draw:name="Group 42">
        <draw:frame draw:name="Picture 38" draw:style-name="Mgr10" draw:text-style-name="MP7" draw:layer="backgroundobjects" svg:width="2.09cm" svg:height="1.363cm" svg:x="1.398cm" svg:y="0.948cm">
          <draw:image xlink:href="Pictures/10000000000002E40000007625702491D54D089A.jpg" xlink:type="simple" xlink:show="embed" xlink:actuate="onLoad">
            <text:p/>
          </draw:image>
          <svg:desc>tud_logo_rgb</svg:desc>
        </draw:frame>
        <draw:custom-shape draw:name="Rectangle 39" draw:style-name="Mgr11" draw:text-style-name="MP12" draw:layer="backgroundobjects" svg:width="6.959cm" svg:height="1.613cm" svg:x="3.285cm" svg:y="0.957cm">
          <text:list text:style-name="ML1">
            <text:list-header>
              <text:p text:style-name="MP15"><text:span text:style-name="MT4">technische universität dortmund</text:span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49" draw:style-name="Mgr12" draw:text-style-name="MP7" draw:layer="backgroundobjects" svg:width="22.591cm" svg:height="10.169cm" svg:x="1.407cm" svg:y="2.959cm">
        <draw:image xlink:href="Pictures/10000000000007A500000B8197879A37A128D4F5.jpg" xlink:type="simple" xlink:show="embed" xlink:actuate="onLoad">
          <text:p/>
        </draw:image>
        <svg:desc>SpektralringeDSC_5391</svg:desc>
      </draw:frame>
      <draw:frame presentation:style-name="Titel1-title" draw:layer="backgroundobjects" svg:width="11.404cm" svg:height="2.752cm" svg:x="1.296cm" svg:y="0.123cm" presentation:class="title" presentation:placeholder="true">
        <draw:text-box/>
      </draw:frame>
      <draw:frame presentation:style-name="Titel1-outline1" draw:layer="backgroundobjects" svg:width="22.591cm" svg:height="13.008cm" svg:x="1.295cm" svg:y="3.925cm" presentation:class="outline" presentation:placeholder="true">
        <draw:text-box/>
      </draw:frame>
      <draw:frame presentation:style-name="Mpr3" draw:text-style-name="MP12" draw:layer="backgroundobjects" svg:width="7.382cm" svg:height="1.27cm" svg:x="1.296cm" svg:y="17.568cm" presentation:class="date-time">
        <draw:text-box>
          <text:p/>
        </draw:text-box>
      </draw:frame>
      <presentation:notes style:page-layout-name="PM0">
        <draw:rect draw:style-name="Mgr9" draw:text-style-name="MP11" draw:layer="backgroundobjects" svg:width="19.13cm" svg:height="26.73cm" svg:x="0cm" svg:y="0cm">
          <text:p/>
        </draw:rect>
        <draw:frame presentation:style-name="Mpr4" draw:text-style-name="MP12" draw:layer="backgroundobjects" svg:width="8.295cm" svg:height="1.336cm" svg:x="-0.001cm" svg:y="0cm" presentation:class="header">
          <draw:text-box>
            <text:p/>
          </draw:text-box>
        </draw:frame>
        <draw:frame presentation:style-name="Mpr4" draw:text-style-name="MP13" draw:layer="backgroundobjects" svg:width="8.294cm" svg:height="1.336cm" svg:x="10.835cm" svg:y="0cm" presentation:class="date-time">
          <draw:text-box>
            <text:p/>
          </draw:text-box>
        </draw:frame>
        <draw:page-thumbnail presentation:style-name="Titel1-title" draw:layer="backgroundobjects" svg:width="13.37cm" svg:height="10.028cm" svg:x="2.88cm" svg:y="2.002cm" presentation:class="page"/>
        <draw:frame presentation:style-name="Titel1-notes" draw:layer="backgroundobjects" svg:width="15.306cm" svg:height="12.034cm" svg:x="1.914cm" svg:y="12.696cm" presentation:class="notes" presentation:placeholder="true">
          <draw:text-box/>
        </draw:frame>
        <draw:frame presentation:style-name="Mpr5" draw:text-style-name="MP12" draw:layer="backgroundobjects" svg:width="8.295cm" svg:height="1.336cm" svg:x="-0.001cm" svg:y="25.391cm" presentation:class="footer">
          <draw:text-box>
            <text:p/>
          </draw:text-box>
        </draw:frame>
        <draw:frame presentation:style-name="Mpr5" draw:text-style-name="MP13" draw:layer="backgroundobjects" svg:width="8.294cm" svg:height="1.336cm" svg:x="10.835cm" svg:y="25.391cm" presentation:class="page-number">
          <draw:text-box>
            <text:list text:style-name="ML2">
              <text:list-header>
                <text:p text:style-name="MP14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n Vorlesung HFT</dc:title>
    <meta:initial-creator>P. Krummrich</meta:initial-creator>
    <meta:creation-date>2008-02-12T12:55:45.929000000</meta:creation-date>
    <dc:date>2016-06-28T17:04:56.359000000</dc:date>
    <meta:editing-cycles>741</meta:editing-cycles>
    <meta:editing-duration>PT7M1S</meta:editing-duration>
    <meta:generator>LibreOffice/5.1.4.2$Windows_x86 LibreOffice_project/f99d75f39f1c57ebdd7ffc5f42867c12031db97a</meta:generator>
    <meta:document-statistic meta:object-count="49"/>
  </office:meta>
</office:document-meta>
</file>